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0000005A84233487477F4608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006cm" table:align="margins" fo:background-color="transparent">
        <style:background-image/>
      </style:table-properties>
    </style:style>
    <style:style style:name="Table1.A" style:family="table-column">
      <style:table-column-properties style:column-width="2.429cm" style:rel-column-width="9357*"/>
    </style:style>
    <style:style style:name="Table1.B" style:family="table-column">
      <style:table-column-properties style:column-width="11.153cm" style:rel-column-width="42979*"/>
    </style:style>
    <style:style style:name="Table1.C" style:family="table-column">
      <style:table-column-properties style:column-width="3.425cm" style:rel-column-width="1319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37c87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37c871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C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color="#000000" loext:opacity="100%" style:font-name="Arial1" fo:font-size="10pt" fo:language="de" fo:country="DE" fo:font-style="normal" style:text-underline-style="none" fo:font-weight="normal" officeooo:rsid="00198ea2" officeooo:paragraph-rsid="0022d871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text-properties fo:color="#000000" loext:opacity="100%" style:font-name="Arial1" fo:font-size="10pt" fo:language="de" fo:country="DE" fo:font-style="normal" officeooo:rsid="00198ea2" officeooo:paragraph-rsid="0022d871" style:font-size-asian="10pt" style:font-style-asian="normal" style:font-size-complex="10pt" style:font-style-complex="normal"/>
    </style:style>
    <style:style style:name="P3" style:family="paragraph" style:parent-style-name="Standard">
      <style:text-properties style:font-name="Arial1" fo:font-size="12pt" fo:language="de" fo:country="DE" officeooo:rsid="00198ea2" officeooo:paragraph-rsid="0022d871" style:font-size-asian="12pt" style:font-size-complex="12pt"/>
    </style:style>
    <style:style style:name="P4" style:family="paragraph" style:parent-style-name="Standard">
      <style:text-properties style:font-name="Arial" fo:font-size="12pt" officeooo:paragraph-rsid="0022d871" style:font-size-asian="12pt" style:font-name-complex="Arial2" style:font-size-complex="12pt"/>
    </style:style>
    <style:style style:name="P5" style:family="paragraph" style:parent-style-name="Table_20_Contents">
      <style:text-properties style:font-name="Arial1" fo:font-size="12pt" officeooo:rsid="001b6fe7" officeooo:paragraph-rsid="0022d871" style:font-size-asian="12pt" style:font-size-complex="12pt"/>
    </style:style>
    <style:style style:name="P6" style:family="paragraph" style:parent-style-name="Table_20_Contents">
      <style:text-properties style:font-name="Arial1" fo:font-size="12pt" officeooo:rsid="001d3a60" officeooo:paragraph-rsid="0022d871" style:font-size-asian="12pt" style:font-size-complex="12pt"/>
    </style:style>
    <style:style style:name="P7" style:family="paragraph" style:parent-style-name="Table_20_Contents">
      <style:text-properties style:font-name="Arial1" fo:font-size="12pt" officeooo:rsid="0024a8e4" officeooo:paragraph-rsid="0024a8e4" style:font-size-asian="12pt" style:font-size-complex="12pt"/>
    </style:style>
    <style:style style:name="P8" style:family="paragraph" style:parent-style-name="Table_20_Contents">
      <style:text-properties style:font-name="Arial1" fo:font-size="12pt" officeooo:rsid="00263eae" officeooo:paragraph-rsid="00263eae" style:font-size-asian="12pt" style:font-size-complex="12pt"/>
    </style:style>
    <style:style style:name="P9" style:family="paragraph" style:parent-style-name="Table_20_Contents">
      <style:text-properties style:font-name="Arial1" fo:font-size="12pt" officeooo:rsid="00264fc7" officeooo:paragraph-rsid="00264fc7" style:font-size-asian="12pt" style:font-size-complex="12pt"/>
    </style:style>
    <style:style style:name="P10" style:family="paragraph" style:parent-style-name="Table_20_Contents">
      <style:text-properties style:font-name="Arial1" fo:font-size="12pt" officeooo:rsid="00280cbf" officeooo:paragraph-rsid="00280cbf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style:font-name="Arial1" fo:font-size="10pt" style:font-size-asian="10pt" style:font-size-complex="10pt"/>
    </style:style>
    <style:style style:name="P12" style:family="paragraph">
      <loext:graphic-properties draw:fill="none" draw:fill-color="#ffffff"/>
      <style:paragraph-properties style:writing-mode="lr-tb"/>
      <style:text-properties style:font-name="Arial1" fo:font-size="18pt" style:font-size-asian="18pt" style:font-size-complex="18pt"/>
    </style:style>
    <style:style style:name="T1" style:family="text">
      <style:text-properties officeooo:rsid="001d3a60"/>
    </style:style>
    <style:style style:name="T2" style:family="text">
      <style:text-properties officeooo:rsid="0019e574"/>
    </style:style>
    <style:style style:name="T3" style:family="text">
      <style:text-properties officeooo:rsid="001c1f74"/>
    </style:style>
    <style:style style:name="T4" style:family="text">
      <style:text-properties officeooo:rsid="001d7336"/>
    </style:style>
    <style:style style:name="T5" style:family="text">
      <style:text-properties officeooo:rsid="0024a8e4"/>
    </style:style>
    <style:style style:name="T6" style:family="text">
      <style:text-properties officeooo:rsid="00263eae"/>
    </style:style>
    <style:style style:name="T7" style:family="text">
      <style:text-properties officeooo:rsid="00290116"/>
    </style:style>
    <style:style style:name="T8" style:family="text">
      <style:text-properties style:font-name="Arial1" fo:font-size="10pt" style:font-size-asian="10pt" style:font-size-complex="10pt"/>
    </style:style>
    <style:style style:name="T9" style:family="text">
      <style:text-properties style:font-name="Arial1" fo:font-size="18pt" style:font-size-asian="18pt" style:font-size-complex="18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text:anchor-type="paragraph" draw:z-index="0" draw:name="Text Frame 1" draw:style-name="gr2" draw:text-style-name="P12" svg:width="13.625cm" svg:height="2.426cm" svg:x="-1.242cm" svg:y="-3.694cm"><draw:text-box><text:p><text:span text:style-name="T9">Engineer-Trio</text:span></text:p><text:p><text:span text:style-name="T9">Protokoll</text:span></text:p><text:p><text:span text:style-name="T9">Status-Report 2</text:span></text:p></draw:text-box></draw:frame>Datum: <text:span text:style-name="T5">20.06</text:span><text:span text:style-name="T1">.2022</text:span></text:p>
      <text:p text:style-name="P3">Uhrzeit: <text:span text:style-name="T5">1</text:span><text:span text:style-name="T6">1:55 – </text:span><text:span text:style-name="T7">12:05</text:span></text:p>
      <text:p text:style-name="P3">Protokoll<text:span text:style-name="T2">ant</text:span>: <text:span text:style-name="T3">Taylan Özdabak</text:span></text:p>
      <text:p text:style-name="P3"/>
      <text:p text:style-name="P3">Teilnehmende:</text:p>
      <text:p text:style-name="P2">Daniel Drescher (Scrum Master), Taylan Özdabak (Teammitglied), Serhat Güler (Teammitglied)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Uhrzeit</text:p>
          </table:table-cell>
          <table:table-cell table:style-name="Table1.A1" office:value-type="string">
            <text:p text:style-name="P5">Thema</text:p>
          </table:table-cell>
          <table:table-cell table:style-name="Table1.C1" office:value-type="string">
            <text:p text:style-name="P5">Beteiligte</text:p>
          </table:table-cell>
        </table:table-row>
        <table:table-row table:style-name="TableLine2529830160064">
          <table:table-cell table:style-name="Table1.A6" office:value-type="string">
            <text:p text:style-name="P7">1<text:span text:style-name="T6">1:55</text:span></text:p>
          </table:table-cell>
          <table:table-cell table:style-name="Table1.B6" office:value-type="string">
            <text:p text:style-name="P8">Kurse haben eine ProgressBar (Xp-Anzeige), um zu zeigen, wie weit der Nutzer im jeweiligen Kurs ist</text:p>
          </table:table-cell>
          <table:table-cell table:style-name="Table1.C2" office:value-type="string">
            <text:p text:style-name="P4">T.Ö, S.G, <text:span text:style-name="T4">D.D</text:span></text:p>
          </table:table-cell>
        </table:table-row>
        <table:table-row table:style-name="TableLine2529830154592">
          <table:table-cell table:style-name="Table1.A6" office:value-type="string">
            <text:p text:style-name="P8">12:00</text:p>
          </table:table-cell>
          <table:table-cell table:style-name="Table1.B6" office:value-type="string">
            <text:p text:style-name="P8">Alle 3 Kurse haben 10 Lessons</text:p>
          </table:table-cell>
          <table:table-cell table:style-name="Table1.C3" office:value-type="string">
            <text:p text:style-name="P4">T.Ö, S.G, <text:span text:style-name="T4">D.D</text:span></text:p>
          </table:table-cell>
        </table:table-row>
        <table:table-row table:style-name="TableLine2529830162944">
          <table:table-cell table:style-name="Table1.A6" office:value-type="string">
            <text:p text:style-name="P8">12:02</text:p>
          </table:table-cell>
          <table:table-cell table:style-name="Table1.B6" office:value-type="string">
            <text:p text:style-name="P8">Falscher Output wird behandelt. </text:p>
            <text:p text:style-name="P8"/>
            <text:p text:style-name="P8">→ Incorrect Output message</text:p>
          </table:table-cell>
          <table:table-cell table:style-name="Table1.C4" office:value-type="string">
            <text:p text:style-name="P4">T.Ö, S.G, <text:span text:style-name="T4">D.D</text:span></text:p>
          </table:table-cell>
        </table:table-row>
        <table:table-row table:style-name="TableLine2529830160928">
          <table:table-cell table:style-name="Table1.A6" office:value-type="string">
            <text:p text:style-name="P9">12:03</text:p>
          </table:table-cell>
          <table:table-cell table:style-name="Table1.B6" office:value-type="string">
            <text:p text:style-name="P9">Completed Kurse werden jetzt erfolgreich in der userPage angezeigt</text:p>
          </table:table-cell>
          <table:table-cell table:style-name="Table1.C5" office:value-type="string">
            <text:p text:style-name="P4">T.Ö, S.G, <text:span text:style-name="T4">D.D</text:span></text:p>
          </table:table-cell>
        </table:table-row>
        <table:table-row table:style-name="TableLine2529830169568">
          <table:table-cell table:style-name="Table1.A6" office:value-type="string">
            <text:p text:style-name="P9">12:05</text:p>
          </table:table-cell>
          <table:table-cell table:style-name="Table1.B6" office:value-type="string">
            <text:p text:style-name="P9">Status Report 2 Dokument passt</text:p>
          </table:table-cell>
          <table:table-cell table:style-name="Table1.C6" office:value-type="string">
            <text:p text:style-name="P4">T.Ö, S.G, <text:span text:style-name="T4">D.D</text:span></text:p>
          </table:table-cell>
        </table:table-row>
        <table:table-row table:style-name="TableLine2529830155456">
          <table:table-cell table:style-name="Table1.A7" office:value-type="string">
            <text:p text:style-name="P9">12:0<text:span text:style-name="T7">5</text:span></text:p>
          </table:table-cell>
          <table:table-cell table:style-name="Table1.B7" office:value-type="string">
            <text:p text:style-name="P9">Nächster Termin:</text:p>
            <text:p text:style-name="P9"/>
            <text:p text:style-name="P10">Präsentation</text:p>
            <text:p text:style-name="P9">27.06.22 um 12:10</text:p>
          </table:table-cell>
          <table:table-cell table:style-name="Table1.C7" office:value-type="string">
            <text:p text:style-name="P4">T.Ö, S.G, <text:span text:style-name="T4">D.D</text:span></text:p>
          </table:table-cell>
        </table:table-row>
      </table:table>
      <text:p text:style-name="P1"><draw:frame text:anchor-type="paragraph" draw:z-index="1" draw:name="Text Frame 2" draw:style-name="gr1" draw:text-style-name="P11" svg:width="3.379cm" svg:height="1.255cm" svg:x="14.6cm" svg:y="12.39cm"><draw:text-box><text:p><text:span text:style-name="T8">Seite 1 von 1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</office:font-face-decls>
  <office:styles>
    <draw:fill-image draw:name="Protokoll" xlink:href="Pictures/1000000100000400000005A84233487477F46082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decimal-places="0" number:min-integer-digits="1" number:grouping="true"/>
      <number:text> </number:text>
    </number:number-style>
    <number:number-style style:name="N11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</office:styles>
  <office:automatic-styles>
    <style:page-layout style:name="Mpm1">
      <style:page-layout-properties fo:page-width="21.006cm" fo:page-height="29.693cm" style:num-format="1" style:print-orientation="portrait" fo:margin-top="4.318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Protokoll" draw:fill-image-width="100%" draw:fill-image-height="100%" style:repeat="no-repeat" draw:fill-image-ref-point="center" style:footnote-max-height="0cm" loext:margin-gutter="0cm">
        <style:background-image xlink:href="Pictures/1000000100000400000005A84233487477F46082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rotokoll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0T12:06:14.966000000</dc:date>
    <meta:editing-duration>PT1H14M29S</meta:editing-duration>
    <meta:editing-cycles>22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29" meta:word-count="96" meta:character-count="627" meta:non-whitespace-character-count="558"/>
  </office:meta>
</office:document-meta>
</file>